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style:style>
    <style:style style:name="P3" style:family="paragraph" style:parent-style-name="Standard">
      <style:paragraph-properties fo:margin-top="0in" fo:margin-bottom="0in" fo:line-height="100%"/>
      <style:text-properties fo:color="#000000" style:font-name="Times New Roman" fo:font-size="12pt" fo:font-weight="bold" style:font-size-asian="12pt" style:font-weight-asian="bold" style:font-size-complex="12pt" style:font-weight-complex="bold"/>
    </style:style>
    <style:style style:name="P4" style:family="paragraph" style:parent-style-name="Standard">
      <style:paragraph-properties fo:margin-left="0.25in" fo:margin-right="0in" fo:margin-top="0in" fo:margin-bottom="0in" fo:line-height="100%" fo:text-indent="-0.25in" style:auto-text-indent="false"/>
    </style:style>
    <style:style style:name="P5" style:family="paragraph" style:parent-style-name="Standard">
      <style:paragraph-properties fo:margin-left="0.25in" fo:margin-right="0in" fo:margin-top="0in" fo:margin-bottom="0in" fo:line-height="100%" fo:text-indent="-0.25in" style:auto-text-indent="false"/>
      <style:text-properties style:font-name="Times New Roman" fo:font-size="12pt" style:font-size-asian="12pt" style:font-name-complex="Times New Roman1" style:font-size-complex="12pt"/>
    </style:style>
    <style:style style:name="P6" style:family="paragraph" style:parent-style-name="Standard" style:list-style-name="">
      <style:paragraph-properties fo:margin-left="0.25in" fo:margin-right="0in" fo:margin-top="0in" fo:margin-bottom="0in" fo:line-height="100%" fo:text-indent="-0.25in" style:auto-text-indent="false" style:text-autospace="none">
        <style:tab-stops/>
      </style:paragraph-properties>
      <style:text-properties fo:color="#000000" style:font-name="Times New Roman" fo:font-size="12pt" fo:font-weight="bold" style:font-size-asian="12pt" style:font-weight-asian="bold" style:font-size-complex="12pt" style:font-weight-complex="bold"/>
    </style:style>
    <style:style style:name="P7" style:family="paragraph" style:parent-style-name="Standard" style:list-style-name="">
      <style:paragraph-properties fo:margin-left="0in" fo:margin-right="0in" fo:text-indent="0in" style:auto-text-indent="false" style:text-autospace="none">
        <style:tab-stops/>
      </style:paragraph-properties>
      <style:text-properties fo:color="#000000" style:font-name="Times New Roman" fo:font-size="12pt" fo:font-weight="normal" style:font-size-asian="12pt" style:font-weight-asian="normal" style:font-size-complex="12pt" style:font-weight-complex="normal"/>
    </style:style>
    <style:style style:name="P8" style:family="paragraph" style:parent-style-name="Standard" style:list-style-name="">
      <style:paragraph-properties fo:margin-left="0in" fo:margin-right="0in" fo:line-height="100%" fo:text-indent="0in" style:auto-text-indent="false" style:text-autospace="none">
        <style:tab-stops/>
      </style:paragraph-properties>
      <style:text-properties fo:color="#000000" style:font-name="Times New Roman" fo:font-size="12pt" fo:font-weight="normal" style:font-size-asian="12pt" style:font-weight-asian="normal" style:font-size-complex="12pt" style:font-weight-complex="normal"/>
    </style:style>
    <style:style style:name="P9" style:family="paragraph" style:parent-style-name="No_20_Spacing">
      <style:paragraph-properties fo:line-height="100%"/>
      <style:text-properties style:font-name="Times New Roman" fo:font-size="12pt" style:font-size-asian="12pt" style:font-name-complex="Times New Roman1" style:font-size-complex="12pt"/>
    </style:style>
    <style:style style:name="P10" style:family="paragraph" style:parent-style-name="No_20_Spacing">
      <style:paragraph-properties fo:line-height="100%"/>
    </style:style>
    <style:style style:name="P11" style:family="paragraph" style:parent-style-name="No_20_Spacing" style:master-page-name="Standard">
      <style:paragraph-properties fo:line-height="100%" fo:text-align="center" style:justify-single-word="false" style:page-number="auto"/>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fo:font-weight="normal" style:font-name-asian="Georgia" style:font-weight-asian="normal" style:font-name-complex="Georgia" style:font-weight-complex="normal"/>
    </style:style>
    <style:style style:name="T5" style:family="text">
      <style:text-properties fo:font-weight="normal" style:font-weight-asian="normal" style:font-weight-complex="normal"/>
    </style:style>
    <style:style style:name="T6" style:family="text">
      <style:text-properties fo:font-style="italic" fo:font-weight="normal" style:font-name-asian="Georgia" style:font-style-asian="italic" style:font-weight-asian="normal" style:font-name-complex="Georgia" style:font-style-complex="italic" style:font-weight-complex="normal"/>
    </style:style>
    <style:style style:name="T7" style:family="text">
      <style:text-properties fo:font-style="normal" fo:font-weight="normal" style:font-name-asian="Georgia" style:font-style-asian="normal" style:font-weight-asian="normal" style:font-name-complex="Georgia" style:font-style-complex="normal" style:font-weight-complex="normal"/>
    </style:style>
    <style:style style:name="T8" style:family="text">
      <style:text-properties fo:font-style="normal" style:font-name-asian="Georgia" style:font-style-asian="normal" style:font-name-complex="Georgia" style:font-style-complex="normal"/>
    </style:style>
    <style:style style:name="T9" style:family="text">
      <style:text-properties fo:font-style="normal" style:text-underline-style="solid" style:text-underline-width="auto" style:text-underline-color="font-color" fo:font-weight="normal" style:font-name-asian="Georgia" style:font-style-asian="normal" style:font-weight-asian="normal" style:font-name-complex="Georgia" style:font-style-complex="normal" style:font-weight-complex="normal"/>
    </style:style>
    <style:style style:name="T10" style:family="text">
      <style:text-properties fo:color="#000000" style:font-name="Times New Roman" fo:font-size="12pt" fo:font-weight="normal" style:font-size-asian="12pt" style:font-weight-asian="normal" style:font-size-complex="12pt" style:font-weight-complex="normal"/>
    </style:style>
    <style:style style:name="T11" style:family="text">
      <style:text-properties fo:color="#000000" style:font-name="Times New Roman" fo:font-size="12pt" fo:font-weight="normal" style:font-name-asian="Georgia" style:font-size-asian="12pt" style:font-weight-asian="normal" style:font-name-complex="Georgia" style:font-size-complex="12pt" style:font-weight-complex="normal"/>
    </style:style>
    <style:style style:name="T12" style:family="text">
      <style:text-properties fo:color="#000000" style:font-name="Times New Roman" fo:font-size="12pt" fo:font-style="italic" fo:font-weight="normal" style:font-name-asian="Georgia" style:font-size-asian="12pt" style:font-style-asian="italic" style:font-weight-asian="normal" style:font-name-complex="Georgia" style:font-size-complex="12pt" style:font-style-complex="italic" style:font-weight-complex="normal"/>
    </style:style>
    <style:style style:name="T13" style:family="text">
      <style:text-properties fo:color="#000000"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14" style:family="text">
      <style:text-properties fo:color="#000000" style:font-name="Times New Roman"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Asking the Right Question</text:span></text:p>
      <text:p text:style-name="P9"/>
      <text:p text:style-name="P10"><text:span text:style-name="T3">Read:</text:span><text:span text:style-name="T2"> Judges 6:11-13; Exodus 32:1</text:span></text:p>
      <text:p text:style-name="P9"/>
      <text:p text:style-name="P4"><text:span text:style-name="T3">Text:</text:span><text:span text:style-name="T2"> II Kings 2:14 “...</text:span><text:span text:style-name="T11">Where </text:span><text:span text:style-name="T12">is</text:span><text:span text:style-name="T13"> the LORD God of Elijah?...”</text:span></text:p>
      <text:p text:style-name="P5"/>
      <text:h text:style-name="P1" text:outline-level="3"><text:span text:style-name="T3">Introduction:</text:span><text:span text:style-name="T2"> We started off with the story of Gideon and then read a part of the story of Aaron and the making of the golden calf. In both of these accounts we can discern a problem from the basic premise of the question posed by the people involved. I want to discuss these ques-tions and then move on to a Biblical example of someone who asked the right question and got an excellent response.</text:span></text:h>
      <text:p text:style-name="P1"><text:span text:style-name="T14">I. Why did this happen &amp; Where are the Miracles?</text:span><text:span text:style-name="T10"> In the story of Gideon we find a man hiding in a wine press; threshing handfuls of wheat. In the middle of this The angel of the Lord shows up and starts calling him names. He calls this fear filled man a man of valor. There is not one indication of a speck of valor in this life at all. God is calling him what he shall be rather than what he is. It is like God calling you and I a saint. How can God call us saints when He knows the inner-most thoughts and intents of our hearts? He says it because He knows what we shall be. The angel of the Lord tells him that the Lord is with him. Here is the response that Gideon gives to this precious promise: “If </text:span><text:span text:style-name="T13">he LORD be with us, why then is all this befallen us? and where </text:span><text:span text:style-name="T12">be</text:span><text:span text:style-name="T13"> all his miracles...” </text:span></text:p>
      <text:p text:style-name="P3"><text:span text:style-name="T5"><text:s text:c="2"/>The problem with these questions is that they portend no answer to the situation. If there is an answer to why and where it still does not improve the situation or solve the problem. Why and where questions are helpful when critiquing a situation for an after action report but they tend to slow down solving a situation in the short term. </text:span></text:p>
      <text:p text:style-name="P3"><text:span text:style-name="T5"><text:s text:c="2"/>Gideon and God's people needed deliverance from Midian and their oppression. They were hungry and beaten down. Leave the critique to the ages and tell us where victory can be found.</text:span></text:p>
      <text:p text:style-name="P6"><text:span text:style-name="T8">II. Where is the preacher/prophet?</text:span><text:span text:style-name="T7"> When we read about Aaron and </text:span></text:p>
      <text:p text:style-name="P6"><text:span text:style-name="T7">his manufacturing of the golden calf we find a situation that amazes</text:span></text:p>
      <text:p text:style-name="P6"><text:span text:style-name="T7">me but shouldn't. Here are the Children of Israel who have watched </text:span></text:p>
      <text:p text:style-name="P6"><text:span text:style-name="T7">their leader leave the camp to go to a meeting with the God of the </text:span></text:p>
      <text:p text:style-name="P6"><text:span text:style-name="T7">Universe. Moses has been gone for approximately three weeks when </text:span></text:p>
      <text:p text:style-name="P6"><text:span text:style-name="T7">they decide to reject God. Their statement is: “...</text:span><text:span text:style-name="T6">as for</text:span><text:span text:style-name="T7"> this Moses, the</text:span></text:p>
      <text:p text:style-name="P6"><text:span text:style-name="T7">man that brought us up out of the land of Egypt, we wot not what is</text:span></text:p>
      <text:p text:style-name="P6"><text:span text:style-name="T7">become of him.” If it was a question it would go something like this:</text:span></text:p>
      <text:p text:style-name="P6"><text:span text:style-name="T7">“</text:span><text:span text:style-name="T9">Where is the prophet/preacher</text:span><text:span text:style-name="T7">?” At first I thought that this was a real-</text:span></text:p>
      <text:p text:style-name="P6"><text:span text:style-name="T7">ly stupid reason to desert God and worship idols. But being the father</text:span></text:p>
      <text:p text:style-name="P6"><text:span text:style-name="T7">of 5 children has taught me that this is a common reason for disobedi-</text:span></text:p>
      <text:p text:style-name="P6"><text:span text:style-name="T7">ence. <text:s/>All that has to happen at our house is for the phone to ring and</text:span></text:p>
      <text:p text:style-name="P6"><text:span text:style-name="T7">all three kids immediately cease schooling and proceed to goof off. A</text:span></text:p>
      <text:p text:style-name="P6"><text:span text:style-name="T7">parent distracted is a reason to become disobedient. It is a sad com-</text:span></text:p>
      <text:p text:style-name="P6"><text:span text:style-name="T7">mentary on the depth of our experience when an entire family can lea-</text:span></text:p>
      <text:p text:style-name="P6"><text:span text:style-name="T7">ve church completely over a disagreement with a preacher or teacher.</text:span></text:p>
      <text:p text:style-name="P6"><text:span text:style-name="T7">They don't leave our building and join another congregation. They lay</text:span></text:p>
      <text:p text:style-name="P6"><text:span text:style-name="T7">out of church completely. I've seen it over one single sermon that </text:span></text:p>
      <text:p text:style-name="P6"><text:span text:style-name="T7">someone has disagreed with. I've seen it because a child chooses a sin-</text:span></text:p>
      <text:p text:style-name="P6"><text:span text:style-name="T7">ful lifestyle. I've seen it when a retired man buys a camper. It can hap-</text:span></text:p>
      <text:p text:style-name="P6"><text:span text:style-name="T7">pen because a pastor doesn't visit enough or visits too much. </text:span></text:p>
      <text:p text:style-name="P6"><text:span text:style-name="T7"><text:s text:c="2"/>“Where is the preacher?” is the wrong question to ask.</text:span></text:p>
      <text:p text:style-name="P6"><text:span text:style-name="T8">III. Where is God?</text:span><text:span text:style-name="T7"> </text:span><text:span text:style-name="T8"><text:s/></text:span><text:span text:style-name="T7">In II Kings 2:14 we find Elisha immediately after</text:span></text:p>
      <text:p text:style-name="P6"><text:span text:style-name="T7">his mentor had been caught away in a chariot of fire. Here is what the</text:span></text:p>
      <text:p text:style-name="P6"><text:span text:style-name="T7">scriptures say: “</text:span><text:span text:style-name="T4">And he took the mantle of Elijah that fell from him, &amp;</text:span></text:p>
      <text:p text:style-name="P6"><text:span text:style-name="T4">smote the waters, and said, Where </text:span><text:span text:style-name="T6">is</text:span><text:span text:style-name="T7"> the LORD God of Elijah? And </text:span></text:p>
      <text:p text:style-name="P6"><text:span text:style-name="T7">when he also had smitten the waters, they parted hither and thither: &amp;</text:span></text:p>
      <text:p text:style-name="P6"><text:span text:style-name="T7">Elisha went over.” <text:s/>Elisha didn't ask about where the miracles of Elijah</text:span></text:p>
      <text:p text:style-name="P6"><text:span text:style-name="T7">had gone. He didn't ask where Elijah was. He didn't ask why this event</text:span></text:p>
      <text:p text:style-name="P6"><text:span text:style-name="T7">had happened. He asked the right question: “Where is the Lord God?”</text:span></text:p>
      <text:p text:style-name="P6"><text:span text:style-name="T7">Think about it. Gideon needed the Lord God to bring deliverance from</text:span></text:p>
      <text:p text:style-name="P6"><text:span text:style-name="T7">Midian. The children of Israel needed to look beyond Moses to the Gd</text:span></text:p>
      <text:p text:style-name="P6"><text:span text:style-name="T7">of Moses They loved what Moses provided in the miracle department</text:span></text:p>
      <text:p text:style-name="P6"><text:span text:style-name="T7">but they had not personally met the God who empowered him. And </text:span></text:p>
      <text:p text:style-name="P6"><text:span text:style-name="T7">Elisha needed the Lord God of Elijah.</text:span></text:p>
      <text:p text:style-name="P6"><text:span text:style-name="T8">Conclude:</text:span><text:span text:style-name="T7"> We are involved in a sin sick world. Like the Children of </text:span></text:p>
      <text:p text:style-name="P6"><text:span text:style-name="T7">Israel we are a minority in the culture around us. It is easy to look for a</text:span></text:p>
      <text:p text:style-name="P6"><text:span text:style-name="T7">political solution and even become involved in politics as an answer to</text:span></text:p>
      <text:p text:style-name="P6"><text:span text:style-name="T7">what is going on around us. It is easy to be distracted by wealth/retire-</text:span></text:p>
      <text:p text:style-name="P6"><text:span text:style-name="T7">ment building programs. It is easy to wrap our lives around our child-</text:span></text:p>
      <text:p text:style-name="P6"><text:span text:style-name="T7">ren, our work, or many other good things; and fail to remember that</text:span></text:p>
      <text:p text:style-name="P6"><text:span text:style-name="T7">what we really need is to live to glorify the Lord God. We need to</text:span></text:p>
      <text:p text:style-name="P6"><text:span text:style-name="T7">recall that we've only one life which soon will pass and only what's</text:span></text:p>
      <text:p text:style-name="P6"><text:span text:style-name="T7">done for Christ will last.</text:span></text:p>
      <text:p text:style-name="P8"><text:span text:style-name="T8"/></text:p>
      <text:p text:style-name="P8"><text:soft-page-break/><text:span text:style-name="T8"/></text:p>
      <text:p text:style-name="P7"><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16-06-04T11:49:37.43</dc:date>
    <meta:editing-duration>PT4H30M39S</meta:editing-duration>
    <meta:generator>OpenOffice/4.1.2$Win32 OpenOffice.org_project/412m3$Build-9782</meta:generator>
    <meta:document-statistic meta:table-count="0" meta:image-count="0" meta:object-count="0" meta:page-count="2" meta:paragraph-count="51" meta:word-count="908" meta:character-count="476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